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72cm"/>
    </style:style>
    <style:style style:name="co3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ce5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T, K</text:p>
          </table:table-cell>
          <table:table-cell office:value-type="string" calcext:value-type="string">
            <text:p>eps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sigma err 10^{-12}</text:p>
          </table:table-cell>
        </table:table-row>
        <table:table-row table:style-name="ro1">
          <table:table-cell office:value-type="float" office:value="962.5" calcext:value-type="float">
            <text:p>962,50</text:p>
          </table:table-cell>
          <table:table-cell table:style-name="ce1" table:formula="of:=[.A2]+273" office:value-type="float" office:value="1235.5" calcext:value-type="float">
            <text:p>1235,50</text:p>
          </table:table-cell>
          <table:table-cell office:value-type="float" office:value="0.105" calcext:value-type="float">
            <text:p>0,105</text:p>
          </table:table-cell>
          <table:table-cell office:value-type="float" office:value="29.76" calcext:value-type="float">
            <text:p>29,76</text:p>
          </table:table-cell>
          <table:table-cell table:style-name="ce1" table:formula="of:=[.D2]*10000/(1000*0.36*[.C2]*[.B2]*[.B2]*[.B2]*[.B2])*1000000000" office:value-type="float" office:value="3.37885945955111" calcext:value-type="float">
            <text:p>3,38</text:p>
          </table:table-cell>
          <table:table-cell table:style-name="ce5" table:formula="of:=SQRT(4*(1/[.B2])*(1/[.B2]))*1000*[.E2]" office:value-type="float" office:value="5.46962275928953" calcext:value-type="float">
            <text:p>5,47</text:p>
          </table:table-cell>
        </table:table-row>
        <table:table-row table:style-name="ro1">
          <table:table-cell office:value-type="float" office:value="1016.667" calcext:value-type="float">
            <text:p>1016,67</text:p>
          </table:table-cell>
          <table:table-cell table:style-name="ce1" table:formula="of:=[.A3]+273" office:value-type="float" office:value="1289.667" calcext:value-type="float">
            <text:p>1289,67</text:p>
          </table:table-cell>
          <table:table-cell office:value-type="float" office:value="0.105" calcext:value-type="float">
            <text:p>0,105</text:p>
          </table:table-cell>
          <table:table-cell office:value-type="float" office:value="32.25" calcext:value-type="float">
            <text:p>32,25</text:p>
          </table:table-cell>
          <table:table-cell table:style-name="ce1" table:formula="of:=[.D3]*10000/(1000*0.36*[.C3]*[.B3]*[.B3]*[.B3]*[.B3])*1000000000" office:value-type="float" office:value="3.08409374222421" calcext:value-type="float">
            <text:p>3,08</text:p>
          </table:table-cell>
          <table:table-cell table:style-name="ce5" table:formula="of:=SQRT(4*(1/[.B3])*(1/[.B3]))*1000*[.E3]" office:value-type="float" office:value="4.78277530901265" calcext:value-type="float">
            <text:p>4,78</text:p>
          </table:table-cell>
        </table:table-row>
        <table:table-row table:style-name="ro1">
          <table:table-cell office:value-type="float" office:value="1125" calcext:value-type="float">
            <text:p>1125,00</text:p>
          </table:table-cell>
          <table:table-cell table:style-name="ce1" table:formula="of:=[.A4]+273" office:value-type="float" office:value="1398" calcext:value-type="float">
            <text:p>1398,00</text:p>
          </table:table-cell>
          <table:table-cell office:value-type="float" office:value="0.119" calcext:value-type="float">
            <text:p>0,119</text:p>
          </table:table-cell>
          <table:table-cell office:value-type="float" office:value="39.6" calcext:value-type="float">
            <text:p>39,60</text:p>
          </table:table-cell>
          <table:table-cell table:style-name="ce1" table:formula="of:=[.D4]*10000/(1000*0.36*[.C4]*[.B4]*[.B4]*[.B4]*[.B4])*1000000000" office:value-type="float" office:value="2.42000931764681" calcext:value-type="float">
            <text:p>2,42</text:p>
          </table:table-cell>
          <table:table-cell table:style-name="ce5" table:formula="of:=SQRT(4*(1/[.B4])*(1/[.B4]))*1000*[.E4]" office:value-type="float" office:value="3.46210202810702" calcext:value-type="float">
            <text:p>3,46</text:p>
          </table:table-cell>
        </table:table-row>
        <table:table-row table:style-name="ro1">
          <table:table-cell office:value-type="float" office:value="1233.333" calcext:value-type="float">
            <text:p>1233,33</text:p>
          </table:table-cell>
          <table:table-cell table:style-name="ce1" table:formula="of:=[.A5]+273" office:value-type="float" office:value="1506.333" calcext:value-type="float">
            <text:p>1506,33</text:p>
          </table:table-cell>
          <table:table-cell office:value-type="float" office:value="0.133" calcext:value-type="float">
            <text:p>0,133</text:p>
          </table:table-cell>
          <table:table-cell office:value-type="float" office:value="45.46" calcext:value-type="float">
            <text:p>45,46</text:p>
          </table:table-cell>
          <table:table-cell table:style-name="ce1" table:formula="of:=[.D5]*10000/(1000*0.36*[.C5]*[.B5]*[.B5]*[.B5]*[.B5])*1000000000" office:value-type="float" office:value="1.84412912822712" calcext:value-type="float">
            <text:p>1,84</text:p>
          </table:table-cell>
          <table:table-cell table:style-name="ce5" table:formula="of:=SQRT(4*(1/[.B5])*(1/[.B5]))*1000*[.E5]" office:value-type="float" office:value="2.44850126529409" calcext:value-type="float">
            <text:p>2,45</text:p>
          </table:table-cell>
        </table:table-row>
        <table:table-row table:style-name="ro1">
          <table:table-cell office:value-type="float" office:value="1341.667" calcext:value-type="float">
            <text:p>1341,67</text:p>
          </table:table-cell>
          <table:table-cell table:style-name="ce1" table:formula="of:=[.A6]+273" office:value-type="float" office:value="1614.667" calcext:value-type="float">
            <text:p>1614,67</text:p>
          </table:table-cell>
          <table:table-cell office:value-type="float" office:value="0.144" calcext:value-type="float">
            <text:p>0,144</text:p>
          </table:table-cell>
          <table:table-cell office:value-type="float" office:value="60.12" calcext:value-type="float">
            <text:p>60,12</text:p>
          </table:table-cell>
          <table:table-cell table:style-name="ce1" table:formula="of:=[.D6]*10000/(1000*0.36*[.C6]*[.B6]*[.B6]*[.B6]*[.B6])*1000000000" office:value-type="float" office:value="1.70616921443697" calcext:value-type="float">
            <text:p>1,71</text:p>
          </table:table-cell>
          <table:table-cell table:style-name="ce5" table:formula="of:=SQRT(4*(1/[.B6])*(1/[.B6]))*1000*[.E6]" office:value-type="float" office:value="2.1133388053846" calcext:value-type="float">
            <text:p>2,11</text:p>
          </table:table-cell>
        </table:table-row>
        <table:table-row table:style-name="ro1">
          <table:table-cell office:value-type="float" office:value="1450" calcext:value-type="float">
            <text:p>1450,00</text:p>
          </table:table-cell>
          <table:table-cell table:style-name="ce1" table:formula="of:=[.A7]+273" office:value-type="float" office:value="1723" calcext:value-type="float">
            <text:p>1723,00</text:p>
          </table:table-cell>
          <table:table-cell office:value-type="float" office:value="0.164" calcext:value-type="float">
            <text:p>0,164</text:p>
          </table:table-cell>
          <table:table-cell office:value-type="float" office:value="75.58" calcext:value-type="float">
            <text:p>75,58</text:p>
          </table:table-cell>
          <table:table-cell table:style-name="ce1" table:formula="of:=[.D7]*10000/(1000*0.36*[.C7]*[.B7]*[.B7]*[.B7]*[.B7])*1000000000" office:value-type="float" office:value="1.45251099647767" calcext:value-type="float">
            <text:p>1,45</text:p>
          </table:table-cell>
          <table:table-cell table:style-name="ce5" table:formula="of:=SQRT(4*(1/[.B7])*(1/[.B7]))*1000*[.E7]" office:value-type="float" office:value="1.68602553276572" calcext:value-type="float">
            <text:p>1,69</text:p>
          </table:table-cell>
        </table:table-row>
        <table:table-row table:style-name="ro1">
          <table:table-cell office:value-type="float" office:value="1558.33" calcext:value-type="float">
            <text:p>1558,33</text:p>
          </table:table-cell>
          <table:table-cell table:style-name="ce1" table:formula="of:=[.A8]+273" office:value-type="float" office:value="1831.33" calcext:value-type="float">
            <text:p>1831,33</text:p>
          </table:table-cell>
          <table:table-cell office:value-type="float" office:value="0.179" calcext:value-type="float">
            <text:p>0,179</text:p>
          </table:table-cell>
          <table:table-cell office:value-type="float" office:value="95.26" calcext:value-type="float">
            <text:p>95,26</text:p>
          </table:table-cell>
          <table:table-cell table:style-name="ce1" table:formula="of:=[.D8]*10000/(1000*0.36*[.C8]*[.B8]*[.B8]*[.B8]*[.B8])*1000000000" office:value-type="float" office:value="1.31428213905868" calcext:value-type="float">
            <text:p>1,31</text:p>
          </table:table-cell>
          <table:table-cell table:style-name="ce5" table:formula="of:=SQRT(4*(1/[.B8])*(1/[.B8]))*1000*[.E8]" office:value-type="float" office:value="1.43533075858385" calcext:value-type="float">
            <text:p>1,44</text:p>
          </table:table-cell>
        </table:table-row>
        <table:table-row table:style-name="ro1">
          <table:table-cell office:value-type="float" office:value="1666.667" calcext:value-type="float">
            <text:p>1666,67</text:p>
          </table:table-cell>
          <table:table-cell table:style-name="ce1" table:formula="of:=[.A9]+273" office:value-type="float" office:value="1939.667" calcext:value-type="float">
            <text:p>1939,67</text:p>
          </table:table-cell>
          <table:table-cell office:value-type="float" office:value="0.195" calcext:value-type="float">
            <text:p>0,195</text:p>
          </table:table-cell>
          <table:table-cell office:value-type="float" office:value="104.22" calcext:value-type="float">
            <text:p>104,22</text:p>
          </table:table-cell>
          <table:table-cell table:style-name="ce1" table:formula="of:=[.D9]*10000/(1000*0.36*[.C9]*[.B9]*[.B9]*[.B9]*[.B9])*1000000000" office:value-type="float" office:value="1.0488303553826" calcext:value-type="float">
            <text:p>1,05</text:p>
          </table:table-cell>
          <table:table-cell table:style-name="ce5" table:formula="of:=SQRT(4*(1/[.B9])*(1/[.B9]))*1000*[.E9]" office:value-type="float" office:value="1.08145403863921" calcext:value-type="float">
            <text:p>1,08</text:p>
          </table:table-cell>
        </table:table-row>
        <table:table-row table:style-name="ro1">
          <table:table-cell office:value-type="float" office:value="1775" calcext:value-type="float">
            <text:p>1775,00</text:p>
          </table:table-cell>
          <table:table-cell table:style-name="ce1" table:formula="of:=[.A10]+273" office:value-type="float" office:value="2048" calcext:value-type="float">
            <text:p>2048,00</text:p>
          </table:table-cell>
          <table:table-cell office:value-type="float" office:value="0.209" calcext:value-type="float">
            <text:p>0,209</text:p>
          </table:table-cell>
          <table:table-cell office:value-type="float" office:value="122.025" calcext:value-type="float">
            <text:p>122,03</text:p>
          </table:table-cell>
          <table:table-cell table:style-name="ce1" table:formula="of:=[.D10]*10000/(1000*0.36*[.C10]*[.B10]*[.B10]*[.B10]*[.B10])*1000000000" office:value-type="float" office:value="0.921892369283639" calcext:value-type="float">
            <text:p>0,92</text:p>
          </table:table-cell>
          <table:table-cell table:style-name="ce5" table:formula="of:=SQRT(4*(1/[.B10])*(1/[.B10]))*1000*[.E10]" office:value-type="float" office:value="0.900285516878554" calcext:value-type="float">
            <text:p>0,90</text:p>
          </table:table-cell>
        </table:table-row>
        <table:table-row table:style-name="ro1" table:number-rows-repeated="7"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.00.0000</text:date>, <text:time style:data-style-name="N2" text:time-value="22:40:19.84264633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6:35:17.823969360</meta:creation-date>
    <dc:date>2022-09-19T22:40:42.235991195</dc:date>
    <meta:editing-duration>PT16M47S</meta:editing-duration>
    <meta:editing-cycles>3</meta:editing-cycles>
    <meta:generator>LibreOffice/6.4.7.2$Linux_X86_64 LibreOffice_project/40$Build-2</meta:generator>
    <meta:document-statistic meta:table-count="1" meta:cell-count="60" meta:object-count="0"/>
  </office:meta>
</office:document-meta>
</file>